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Preface<text:tab/>7</text:p>
          <text:p text:style-name="P30">1.1 Dedication<text:tab/>7</text:p>
          <text:p text:style-name="P30">1.2 Acknowledgments<text:tab/>7</text:p>
          <text:p text:style-name="P30">1.3 Support Group<text:tab/>7</text:p>
          <text:p text:style-name="P29">2 Introduction<text:tab/>8</text:p>
          <text:p text:style-name="P30">2.1 What Is A Mathematics Computing Environment?<text:tab/>8</text:p>
          <text:p text:style-name="P30">2.2 What Is MathRider?<text:tab/>9</text:p>
          <text:p text:style-name="P30">2.3 What Inspired The Creation Of Mathrider?<text:tab/>10</text:p>
          <text:p text:style-name="P29">3 Downloading And Installing MathRider<text:tab/>10</text:p>
          <text:p text:style-name="P30">3.1 Installing Sun's Java Implementation<text:tab/>10</text:p>
          <text:p text:style-name="P31">3.1.1 Installing Java On A Windows PC<text:tab/>11</text:p>
          <text:p text:style-name="P31">3.1.2 Installing Java On A Macintosh<text:tab/>11</text:p>
          <text:p text:style-name="P31">3.1.3 Installing Java On A Linux PC<text:tab/>11</text:p>
          <text:p text:style-name="P30">3.2 Downloading And Extracting<text:tab/>12</text:p>
          <text:p text:style-name="P31">3.2.1 Extracting The Archive File For Windows Users<text:tab/>12</text:p>
          <text:p text:style-name="P31">3.2.2 Extracting The Archive File For Unix Users<text:tab/>13</text:p>
          <text:p text:style-name="P30">3.3 MathRider's Directory Structure And Execution Instructions<text:tab/>13</text:p>
          <text:p text:style-name="P31">3.3.1 Executing MathRider On Windows Systems<text:tab/>14</text:p>
          <text:p text:style-name="P31">3.3.2 Executing MathRider On Unix Systems<text:tab/>14</text:p>
          <text:p text:style-name="P29">4 The Graphical User Interface<text:tab/>14</text:p>
          <text:p text:style-name="P30">4.1 Buffers And Text Areas<text:tab/>14</text:p>
          <text:p text:style-name="P30">4.2 The Gutter<text:tab/>14</text:p>
          <text:p text:style-name="P30">4.3 Menus<text:tab/>14</text:p>
          <text:p text:style-name="P31">4.3.1 File<text:tab/>15</text:p>
          <text:p text:style-name="P31">4.3.2 Edit<text:tab/>15</text:p>
          <text:p text:style-name="P31">4.3.3 Search<text:tab/>15</text:p>
          <text:p text:style-name="P31">4.3.4 Markers<text:tab/>15</text:p>
          <text:p text:style-name="P31">4.3.5 Folding<text:tab/>16</text:p>
          <text:p text:style-name="P31">4.3.6 View<text:tab/>16</text:p>
          <text:p text:style-name="P31">4.3.7 Utilities<text:tab/>16</text:p>
          <text:p text:style-name="P31">4.3.8 Macros<text:tab/>16</text:p>
          <text:p text:style-name="P31">4.3.9 Plugins<text:tab/>17</text:p>
          <text:p text:style-name="P31">4.3.10 Help<text:tab/>17</text:p>
          <text:p text:style-name="P30">4.4 The Toolbar<text:tab/>17</text:p>
          <text:p text:style-name="P29">5 MathRider's Plugin-Based Extension Mechanism<text:tab/>17</text:p>
          <text:p text:style-name="P30">5.1 What Is A Plugin?<text:tab/>17</text:p>
          <text:p text:style-name="P30">5.2 Which Plugins Are Currently Included When MathRider Is Installed?<text:tab/>17</text:p>
          <text:p text:style-name="P30">5.3 What Kind Of Plugins Are Possible?<text:tab/>18</text:p>
          <text:p text:style-name="P29">6 Exploring The MathRider Application<text:tab/>18</text:p>
          <text:p text:style-name="P30">6.1 The Console<text:tab/>18</text:p>
          <text:p text:style-name="P30"><text:soft-page-break/>6.2 Yacas Program Files<text:tab/>18</text:p>
          <text:p text:style-name="P30">6.3 MathRider Worksheets<text:tab/>18</text:p>
          <text:p text:style-name="P30">6.4 Plugins<text:tab/>18</text:p>
          <text:p text:style-name="P29">7 The Yacas Documentation Plugin<text:tab/>19</text:p>
          <text:p text:style-name="P30">7.1 Mini Web Browser Interface<text:tab/>19</text:p>
          <text:p text:style-name="P30">7.2 Function List<text:tab/>19</text:p>
          <text:p text:style-name="P29">8 Symbolic Vs. Numeric Calculations<text:tab/>19</text:p>
          <text:p text:style-name="P30">8.1 Using The JYacas Console As A Numeric (Scientific) Calculator<text:tab/>19</text:p>
          <text:p text:style-name="P30">8.2 Using The JYacas Console As A Symbolic Calculator<text:tab/>20</text:p>
          <text:p text:style-name="P29">9 Using MathRider As A Programmer's Text Editor<text:tab/>20</text:p>
          <text:p text:style-name="P30">9.1 Creating, Opening, And Saving Files<text:tab/>20</text:p>
          <text:p text:style-name="P30">9.2 Editing Files<text:tab/>20</text:p>
          <text:p text:style-name="P31">9.2.1 Rectangular Selection Mode<text:tab/>20</text:p>
          <text:p text:style-name="P30">9.3 File Modes<text:tab/>20</text:p>
          <text:p text:style-name="P30">9.4 Entering And Executing Yacas Programs<text:tab/>20</text:p>
          <text:p text:style-name="P29">10 MathRider Worksheet Files<text:tab/>20</text:p>
          <text:p text:style-name="P30">10.1 Code Folds<text:tab/>20</text:p>
          <text:p text:style-name="P31">10.1.1 Fold Types<text:tab/>20</text:p>
          <text:p text:style-name="P31">10.1.2 Fold Properties<text:tab/>20</text:p>
          <text:p text:style-name="P30">10.2 Interaction With Plugins<text:tab/>20</text:p>
          <text:p text:style-name="P29">11 Yacas Programming Fundamentals<text:tab/>21</text:p>
          <text:p text:style-name="P30">11.1 Objects, Values, And Expressions<text:tab/>21</text:p>
          <text:p text:style-name="P30">11.2 Operators<text:tab/>22</text:p>
          <text:p text:style-name="P30">11.3 Operator Precedence<text:tab/>23</text:p>
          <text:p text:style-name="P30">11.4 Changing The Order Of Operations In An Expression<text:tab/>23</text:p>
          <text:p text:style-name="P30">11.5 Variables<text:tab/>24</text:p>
          <text:p text:style-name="P30">11.6 Statements<text:tab/>26</text:p>
          <text:p text:style-name="P31">11.6.1 The print Statement<text:tab/>26</text:p>
          <text:p text:style-name="P30">11.7 Strings<text:tab/>27</text:p>
          <text:p text:style-name="P30">11.8 Comments<text:tab/>27</text:p>
          <text:p text:style-name="P30">11.9 Conditional Operators<text:tab/>28</text:p>
          <text:p text:style-name="P30">11.10 Making Decisions With The if Statement<text:tab/>31</text:p>
          <text:p text:style-name="P30">11.11 The and, or, And not Boolean Operators<text:tab/>32</text:p>
          <text:p text:style-name="P30">11.12 Looping With The while Statement<text:tab/>34</text:p>
          <text:p text:style-name="P30">11.13 Long-Running Loops, Infinite Loops, And Interrupting Execution<text:tab/>36</text:p>
          <text:p text:style-name="P30">11.14 Inserting And Deleting Worksheet Cells<text:tab/>37</text:p>
          <text:p text:style-name="P30">11.15 Introduction To More Advanced Object Types<text:tab/>37</text:p>
          <text:p text:style-name="P31">11.15.1 Rational Numbers<text:tab/>37</text:p>
          <text:p text:style-name="P31">11.15.2 Real Numbers<text:tab/>38</text:p>
          <text:p text:style-name="P31">11.15.3 Objects That Hold Sequences Of Other Objects: Lists And Tuples<text:tab/>38</text:p>
          <text:p text:style-name="P32">11.15.3.1 Tuple Packing And Unpacking<text:tab/>40</text:p>
          <text:p text:style-name="P30">11.16 Using while Loops With Lists And Tuples<text:tab/>40</text:p>
          <text:p text:style-name="P30">11.17 The in Operator<text:tab/>41</text:p>
          <text:p text:style-name="P30">11.18 Looping With The for Statement<text:tab/>41</text:p>
          <text:p text:style-name="P30">11.19 Functions<text:tab/>42</text:p>
          <text:p text:style-name="P30"><text:soft-page-break/>11.20 Functions Are Defined Using the def Statement<text:tab/>42</text:p>
          <text:p text:style-name="P30">11.21 A Subset Of Functions Included In MathRider<text:tab/>43</text:p>
          <text:p text:style-name="P30">11.22 Obtaining Information On MathRider Functions<text:tab/>44</text:p>
          <text:p text:style-name="P30">11.23 Information Is Also Available On User-Entered Functions<text:tab/>44</text:p>
          <text:p text:style-name="P30">11.24 Examples Which Use Functions Included With MathRider<text:tab/>45</text:p>
          <text:p text:style-name="P30">11.25 Using srange() And zip() With The for Statement<text:tab/>47</text:p>
          <text:p text:style-name="P30">11.26 List Comprehensions<text:tab/>47</text:p>
          <text:p text:style-name="P29">12 Miscellaneous Topics<text:tab/>48</text:p>
          <text:p text:style-name="P30">12.1 Referencing The Result Of The Previous Operation<text:tab/>48</text:p>
          <text:p text:style-name="P30">12.2 Exceptions<text:tab/>48</text:p>
          <text:p text:style-name="P30">12.3 Obtaining Numeric Results<text:tab/>49</text:p>
          <text:p text:style-name="P30">12.4 Style Guide For Expressions<text:tab/>50</text:p>
          <text:p text:style-name="P30">12.5 Built-in Constants<text:tab/>50</text:p>
          <text:p text:style-name="P30">12.6 Roots<text:tab/>51</text:p>
          <text:p text:style-name="P30">12.7 Symbolic Variables<text:tab/>52</text:p>
          <text:p text:style-name="P30">12.8 Symbolic Expressions<text:tab/>53</text:p>
          <text:p text:style-name="P31">12.8.1 Expanding And Factoring<text:tab/>54</text:p>
          <text:p text:style-name="P31">12.8.2 Miscellaneous Symbolic Expression Examples<text:tab/>54</text:p>
          <text:p text:style-name="P31">12.8.3 Passing Values To Symbolic Expressions<text:tab/>54</text:p>
          <text:p text:style-name="P30">12.9 Symbolic Equations and The solve() Function<text:tab/>55</text:p>
          <text:p text:style-name="P30">12.10 Symbolic Mathematical Functions<text:tab/>56</text:p>
          <text:p text:style-name="P30">12.11 Finding Roots Graphically And Numerically With The find_root() Method<text:tab/>57</text:p>
          <text:p text:style-name="P30">12.12 Displaying Mathematical Objects In Traditional Form<text:tab/>57</text:p>
          <text:p text:style-name="P30">12.13 LaTeX Is Used To Display Objects In Traditional Mathematics Form<text:tab/>58</text:p>
          <text:p text:style-name="P30">12.14 Sets<text:tab/>58</text:p>
          <text:p text:style-name="P29">13 2D Plotting<text:tab/>59</text:p>
          <text:p text:style-name="P30">13.1 The plot() And show() Functions<text:tab/>59</text:p>
          <text:p text:style-name="P31">13.1.1 Combining Plots And Changing The Plotting Color<text:tab/>60</text:p>
          <text:p text:style-name="P31">13.1.2 Combining Graphics With A Graphics Object<text:tab/>60</text:p>
          <text:p text:style-name="P30">13.2 Advanced Plotting With matplotlib<text:tab/>61</text:p>
          <text:p text:style-name="P31">13.2.1 Plotting Data From Lists With Grid Lines And Axes Labels<text:tab/>61</text:p>
          <text:p text:style-name="P31">13.2.2 Plotting With A Logarithmic Y Axis<text:tab/>62</text:p>
          <text:p text:style-name="P31">13.2.3 Two Plots With Labels Inside Of The Plot<text:tab/>63</text:p>
          <text:p text:style-name="P29">14 MathRider Usage Styles<text:tab/>63</text:p>
          <text:p text:style-name="P30">14.1 The Speed Usage Style<text:tab/>63</text:p>
          <text:p text:style-name="P30">14.2 The OpenOffice Presentation Usage Style<text:tab/>64</text:p>
          <text:p text:style-name="P29">15 High School Math Problems (most of the problems are still in development)<text:tab/>64</text:p>
          <text:p text:style-name="P30">15.1 Pre-Algebra<text:tab/>64</text:p>
          <text:p text:style-name="P31">15.1.1 Equations<text:tab/>64</text:p>
          <text:p text:style-name="P31">15.1.2 Expressions<text:tab/>64</text:p>
          <text:p text:style-name="P31">15.1.3 Geometry<text:tab/>64</text:p>
          <text:p text:style-name="P31">15.1.4 Inequalities<text:tab/>64</text:p>
          <text:p text:style-name="P31">15.1.5 Linear Functions<text:tab/>64</text:p>
          <text:p text:style-name="P31">15.1.6 Measurement<text:tab/>64</text:p>
          <text:p text:style-name="P31">15.1.7 Nonlinear Functions<text:tab/>65</text:p>
          <text:p text:style-name="P31"><text:soft-page-break/>15.1.8 Number Sense And Operations<text:tab/>65</text:p>
          <text:p text:style-name="P32">15.1.8.1 Express an integer fraction in lowest terms<text:tab/>65</text:p>
          <text:p text:style-name="P31">15.1.9 Polynomial Functions<text:tab/>66</text:p>
          <text:p text:style-name="P30">15.2 Algebra<text:tab/>66</text:p>
          <text:p text:style-name="P31">15.2.1 Absolute Value Functions<text:tab/>66</text:p>
          <text:p text:style-name="P31">15.2.2 Complex Numbers<text:tab/>66</text:p>
          <text:p text:style-name="P31">15.2.3 Composite Functions<text:tab/>66</text:p>
          <text:p text:style-name="P31">15.2.4 Conics<text:tab/>66</text:p>
          <text:p text:style-name="P31">15.2.5 Data Analysis<text:tab/>66</text:p>
          <text:p text:style-name="P31">15.2.6 Discrete Mathematics <text:tab/>66</text:p>
          <text:p text:style-name="P31">15.2.7 Equations<text:tab/>67</text:p>
          <text:p text:style-name="P32">15.2.7.1 Express a symbolic fraction in lowest terms<text:tab/>67</text:p>
          <text:p text:style-name="P32">15.2.7.2 Determine the product of two symbolic fractions<text:tab/>68</text:p>
          <text:p text:style-name="P32">15.2.7.3 Solve a linear equation for x<text:tab/>69</text:p>
          <text:p text:style-name="P32">15.2.7.4 Solve a linear equation which has fractions<text:tab/>70</text:p>
          <text:p text:style-name="P31">15.2.8 Exponential Functions<text:tab/>71</text:p>
          <text:p text:style-name="P31">15.2.9 Exponents<text:tab/>71</text:p>
          <text:p text:style-name="P31">15.2.10 Expressions<text:tab/>71</text:p>
          <text:p text:style-name="P31">15.2.11 Inequalities<text:tab/>72</text:p>
          <text:p text:style-name="P31">15.2.12 Inverse Functions<text:tab/>72</text:p>
          <text:p text:style-name="P31">15.2.13 Linear Equations And Functions<text:tab/>72</text:p>
          <text:p text:style-name="P31">15.2.14 Linear Programming<text:tab/>72</text:p>
          <text:p text:style-name="P31">15.2.15 Logarithmic Functions<text:tab/>72</text:p>
          <text:p text:style-name="P31">15.2.16 Logistic Functions<text:tab/>72</text:p>
          <text:p text:style-name="P31">15.2.17 Matrices<text:tab/>72</text:p>
          <text:p text:style-name="P31">15.2.18 Parametric Equations<text:tab/>72</text:p>
          <text:p text:style-name="P31">15.2.19 Piecewise Functions<text:tab/>73</text:p>
          <text:p text:style-name="P31">15.2.20 Polynomial Functions<text:tab/>73</text:p>
          <text:p text:style-name="P31">15.2.21 Power Functions<text:tab/>73</text:p>
          <text:p text:style-name="P31">15.2.22 Quadratic Functions<text:tab/>73</text:p>
          <text:p text:style-name="P31">15.2.23 Radical Functions<text:tab/>73</text:p>
          <text:p text:style-name="P31">15.2.24 Rational Functions<text:tab/>73</text:p>
          <text:p text:style-name="P31">15.2.25 Sequences<text:tab/>73</text:p>
          <text:p text:style-name="P31">15.2.26 Series<text:tab/>73</text:p>
          <text:p text:style-name="P31">15.2.27 Systems of Equations<text:tab/>73</text:p>
          <text:p text:style-name="P31">15.2.28 Transformations<text:tab/>74</text:p>
          <text:p text:style-name="P31">15.2.29 Trigonometric Functions<text:tab/>74</text:p>
          <text:p text:style-name="P30">15.3 Precalculus And Trigonometry<text:tab/>74</text:p>
          <text:p text:style-name="P31">15.3.1 Binomial Theorem<text:tab/>74</text:p>
          <text:p text:style-name="P31">15.3.2 Complex Numbers<text:tab/>74</text:p>
          <text:p text:style-name="P31">15.3.3 Composite Functions<text:tab/>74</text:p>
          <text:p text:style-name="P31">15.3.4 Conics<text:tab/>74</text:p>
          <text:p text:style-name="P31">15.3.5 Data Analysis<text:tab/>74</text:p>
          <text:p text:style-name="P31">15.3.6 Discrete Mathematics<text:tab/>75</text:p>
          <text:p text:style-name="P31">15.3.7 Equations<text:tab/>75</text:p>
          <text:p text:style-name="P31">15.3.8 Exponential Functions<text:tab/>75</text:p>
          <text:p text:style-name="P31">15.3.9 Inverse Functions<text:tab/>75</text:p>
          <text:p text:style-name="P31"><text:soft-page-break/>15.3.10 Logarithmic Functions<text:tab/>75</text:p>
          <text:p text:style-name="P31">15.3.11 Logistic Functions<text:tab/>75</text:p>
          <text:p text:style-name="P31">15.3.12 Matrices And Matrix Algebra<text:tab/>75</text:p>
          <text:p text:style-name="P31">15.3.13 Mathematical Analysis<text:tab/>75</text:p>
          <text:p text:style-name="P31">15.3.14 Parametric Equations<text:tab/>76</text:p>
          <text:p text:style-name="P31">15.3.15 Piecewise Functions<text:tab/>76</text:p>
          <text:p text:style-name="P31">15.3.16 Polar Equations<text:tab/>76</text:p>
          <text:p text:style-name="P31">15.3.17 Polynomial Functions<text:tab/>76</text:p>
          <text:p text:style-name="P31">15.3.18 Power Functions<text:tab/>76</text:p>
          <text:p text:style-name="P31">15.3.19 Quadratic Functions<text:tab/>76</text:p>
          <text:p text:style-name="P31">15.3.20 Radical Functions<text:tab/>76</text:p>
          <text:p text:style-name="P31">15.3.21 Rational Functions<text:tab/>76</text:p>
          <text:p text:style-name="P31">15.3.22 Real Numbers<text:tab/>76</text:p>
          <text:p text:style-name="P31">15.3.23 Sequences<text:tab/>77</text:p>
          <text:p text:style-name="P31">15.3.24 Series<text:tab/>77</text:p>
          <text:p text:style-name="P31">15.3.25 Sets<text:tab/>77</text:p>
          <text:p text:style-name="P31">15.3.26 Systems of Equations<text:tab/>77</text:p>
          <text:p text:style-name="P31">15.3.27 Transformations<text:tab/>77</text:p>
          <text:p text:style-name="P31">15.3.28 Trigonometric Functions<text:tab/>77</text:p>
          <text:p text:style-name="P31">15.3.29 Vectors<text:tab/>77</text:p>
          <text:p text:style-name="P30">15.4 Calculus<text:tab/>77</text:p>
          <text:p text:style-name="P31">15.4.1 Derivatives<text:tab/>78</text:p>
          <text:p text:style-name="P31">15.4.2 Integrals<text:tab/>78</text:p>
          <text:p text:style-name="P31">15.4.3 Limits<text:tab/>78</text:p>
          <text:p text:style-name="P31">15.4.4 Polynomial Approximations And Series<text:tab/>78</text:p>
          <text:p text:style-name="P30">15.5 Statistics<text:tab/>78</text:p>
          <text:p text:style-name="P31">15.5.1 Data Analysis<text:tab/>78</text:p>
          <text:p text:style-name="P31">15.5.2 Inferential Statistics<text:tab/>78</text:p>
          <text:p text:style-name="P31">15.5.3 Normal Distributions<text:tab/>78</text:p>
          <text:p text:style-name="P31">15.5.4 One Variable Analysis<text:tab/>78</text:p>
          <text:p text:style-name="P31">15.5.5 Probability And Simulation<text:tab/>79</text:p>
          <text:p text:style-name="P31">15.5.6 Two Variable Analysis<text:tab/>79</text:p>
          <text:p text:style-name="P29">16 High School Science Problems<text:tab/>79</text:p>
          <text:p text:style-name="P30">16.1 Physics<text:tab/>79</text:p>
          <text:p text:style-name="P31">16.1.1 Atomic Physics<text:tab/>79</text:p>
          <text:p text:style-name="P31">16.1.2 Circular Motion<text:tab/>79</text:p>
          <text:p text:style-name="P31">16.1.3 Dynamics<text:tab/>79</text:p>
          <text:p text:style-name="P31">16.1.4 Electricity And Magnetism<text:tab/>79</text:p>
          <text:p text:style-name="P31">16.1.5 Fluids<text:tab/>80</text:p>
          <text:p text:style-name="P31">16.1.6 Kinematics<text:tab/>80</text:p>
          <text:p text:style-name="P31">16.1.7 Light<text:tab/>80</text:p>
          <text:p text:style-name="P31">16.1.8 Optics<text:tab/>80</text:p>
          <text:p text:style-name="P31">16.1.9 Relativity<text:tab/>80</text:p>
          <text:p text:style-name="P31">16.1.10 Rotational Motion<text:tab/>80</text:p>
          <text:p text:style-name="P31">16.1.11 Sound<text:tab/>80</text:p>
          <text:p text:style-name="P31">16.1.12 Waves<text:tab/>80</text:p>
          <text:p text:style-name="P31"><text:soft-page-break/>16.1.13 Thermodynamics<text:tab/>80</text:p>
          <text:p text:style-name="P31">16.1.14 Work<text:tab/>81</text:p>
          <text:p text:style-name="P31">16.1.15 Energy<text:tab/>81</text:p>
          <text:p text:style-name="P31">16.1.16 Momentum<text:tab/>81</text:p>
          <text:p text:style-name="P31">16.1.17 Boiling<text:tab/>81</text:p>
          <text:p text:style-name="P31">16.1.18 Buoyancy<text:tab/>81</text:p>
          <text:p text:style-name="P31">16.1.19 Convection<text:tab/>81</text:p>
          <text:p text:style-name="P31">16.1.20 Density<text:tab/>81</text:p>
          <text:p text:style-name="P31">16.1.21 Diffusion<text:tab/>81</text:p>
          <text:p text:style-name="P31">16.1.22 Freezing<text:tab/>82</text:p>
          <text:p text:style-name="P31">16.1.23 Friction<text:tab/>82</text:p>
          <text:p text:style-name="P31">16.1.24 Heat Transfer<text:tab/>82</text:p>
          <text:p text:style-name="P31">16.1.25 Insulation<text:tab/>82</text:p>
          <text:p text:style-name="P31">16.1.26 Newton's Laws<text:tab/>82</text:p>
          <text:p text:style-name="P31">16.1.27 Pressure<text:tab/>82</text:p>
          <text:p text:style-name="P31">16.1.28 Pulleys<text:tab/>82</text:p>
          <text:p text:style-name="P29">17 Fundamentals Of Computation<text:tab/>83</text:p>
          <text:p text:style-name="P30">17.1 What Is A Computer?<text:tab/>83</text:p>
          <text:p text:style-name="P30">17.2 Contextual Meaning<text:tab/>84</text:p>
          <text:p text:style-name="P30">17.3 Variables<text:tab/>84</text:p>
          <text:p text:style-name="P30">17.4 Models<text:tab/>85</text:p>
          <text:p text:style-name="P30">17.5 Machine Language<text:tab/>86</text:p>
          <text:p text:style-name="P30">17.6 Compilers And Interpreters<text:tab/>89</text:p>
          <text:p text:style-name="P30">17.7 Algorithms<text:tab/>89</text:p>
          <text:p text:style-name="P30">17.8 Computation<text:tab/>91</text:p>
          <text:p text:style-name="P30">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text:soft-page-break/>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6">1) Locate the Java information documentation for your Linux distribution and carefully follow the instructions provided for installing Sun's Java on your system. <text:s/></text:p>
      <text:p text:style-name="P26"/>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7">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8"><text:span text:style-name="T6">doc</text:span> - Contains MathRider's documentation files.</text:p>
      <text:p text:style-name="P28"/>
      <text:p text:style-name="P28"><text:span text:style-name="T6">examples</text:span> - Contains various example programs, some of which are pre-opened when MathRider is first executed.</text:p>
      <text:p text:style-name="P28"/>
      <text:p text:style-name="P28"><text:span text:style-name="T6">jars</text:span> - Holds plugins, code libraries, and support scripts.</text:p>
      <text:p text:style-name="P28"/>
      <text:p text:style-name="P28"><text:span text:style-name="T6">macros</text:span> - Contains various scripts that can be executed by the user.</text:p>
      <text:p text:style-name="P28"/>
      <text:p text:style-name="P28"><text:span text:style-name="T6">modes</text:span> - Contains files which tell MathRider how to do syntax highlighting, etc. for various file types. <text:s/></text:p>
      <text:p text:style-name="P28"/>
      <text:p text:style-name="P28"><text:span text:style-name="T6">settings</text:span> - Contains the application's main settings files.</text:p>
      <text:p text:style-name="P28"/>
      <text:p text:style-name="P28"><text:span text:style-name="T6">startup</text:span> - Contains startup scripts that are executed each time MathRider launches.</text:p>
      <text:p text:style-name="P28"/>
      <text:p text:style-name="P28"><text:span text:style-name="T6">jedit.jar</text:span> - Holds the core jEdit application which MathRider builds upon.</text:p>
      <text:p text:style-name="P28"/>
      <text:p text:style-name="P28"><text:span text:style-name="T8">unix_run.sh</text:span> - The script used to execute MathRider on Unix systems.</text:p>
      <text:p text:style-name="P28"/>
      <text:p text:style-name="P28"><text:span text:style-name="T8">win_run.bat</text:span> - The batch file used to execute MathRider on Windows systems.</text:p>
      <text:p text:style-name="P28"/>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Code2HTML</text:p>
      <text:p text:style-name="P22"/>
      <text:p text:style-name="P22">Console</text:p>
      <text:p text:style-name="P22"/>
      <text:p text:style-name="P22">Calculator</text:p>
      <text:p text:style-name="P22"/>
      <text:p text:style-name="P22">ErrorList</text:p>
      <text:p text:style-name="P22"/>
      <text:p text:style-name="P22">GeoGebra</text:p>
      <text:p text:style-name="P22"/>
      <text:p text:style-name="P22"><text:soft-page-break/>HotEqn</text:p>
      <text:p text:style-name="P22"/>
      <text:p text:style-name="P22">JSciCalc</text:p>
      <text:p text:style-name="P22"/>
      <text:p text:style-name="P22">JYacas</text:p>
      <text:p text:style-name="P22"/>
      <text:p text:style-name="P22">LaTeX Tools</text:p>
      <text:p text:style-name="P22"/>
      <text:p text:style-name="P22">Project Viewer</text:p>
      <text:p text:style-name="P22"/>
      <text:p text:style-name="P22">QuickNotepad</text:p>
      <text:p text:style-name="P22"/>
      <text:p text:style-name="P22">SideKick</text:p>
      <text:p text:style-name="P22"/>
      <text:p text:style-name="P22">YacasDocs</text:p>
      <text:p text:style-name="P22"/>
      <text:h text:style-name="P24" text:outline-level="2">What Kinds Of Plugins Are Possible?</text:h>
      <text:p text:style-name="P25"/>
      <text:p text:style-name="P25">Plugins based on Java applets</text:p>
      <text:p text:style-name="P25"/>
      <text:p text:style-name="P25">Plugins based on Java applications</text:p>
      <text:p text:style-name="P25"/>
      <text:p text:style-name="P22"/>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text:soft-page-break/>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oft-page-break/><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Yacas(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Yacas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Yacas lexical analyzer is case-sensitive, so List and list are different atoms.) The functions <text:soft-page-break/>String() and Atom() convert between atoms and strings. A Yacas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Yacas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4 - <text:date style:data-style-name="N37" text:date-value="2008-05-13T03:04:23.44" text:fixed="true">05/13/08</text:date><text:tab/>MathRider For Newbies<text:tab/><text:page-number text:select-page="current">113</text:page-number>/<text:page-count>1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22T03:08:51</dc:date>
    <meta:editing-cycles>42</meta:editing-cycles>
    <meta:editing-duration>P2DT3H10M49S</meta:editing-duration>
    <meta:user-defined meta:name="Info 1"/>
    <meta:user-defined meta:name="Info 2"/>
    <meta:user-defined meta:name="Info 3"/>
    <meta:user-defined meta:name="Info 4"/>
    <meta:document-statistic meta:table-count="1" meta:image-count="0" meta:object-count="2" meta:page-count="113" meta:paragraph-count="3058" meta:word-count="31849" meta:character-count="1894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